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3.667cm"/>
    </style:style>
    <style:style style:name="Tabelle1.C" style:family="table-column">
      <style:table-column-properties style:column-width="4.329cm"/>
    </style:style>
    <style:style style:name="Tabel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b2b2b2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5" style:family="table-row">
      <style:table-row-properties style:min-row-height="0.695cm"/>
    </style:style>
    <style:style style:name="Tabelle1.A5" style:family="table-cell">
      <style:table-cell-properties fo:padding="0.097cm" fo:border="none"/>
    </style:style>
    <style:style style:name="Tabelle1.B5" style:family="table-cell">
      <style:table-cell-properties fo:padding="0.097cm" fo:border="none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Open Sans" fo:font-size="10pt" officeooo:rsid="0014844d" officeooo:paragraph-rsid="0014844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81d5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1d6e06" style:font-size-asian="10pt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9.999cm"/>
          <style:tab-stop style:position="13cm"/>
          <style:tab-stop style:position="17cm"/>
        </style:tab-stops>
      </style:paragraph-properties>
      <style:text-properties style:font-name="Open Sans" fo:font-size="10pt" officeooo:rsid="00081d5a" officeooo:paragraph-rsid="0009a206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0pt" officeooo:rsid="001848e7" officeooo:paragraph-rsid="00081d5a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0pt" officeooo:rsid="00093490" officeooo:paragraph-rsid="00093490" style:font-size-asian="10pt" style:font-size-complex="10pt"/>
    </style:style>
    <style:style style:name="P8" style:family="paragraph" style:parent-style-name="Standard">
      <style:paragraph-properties fo:margin-left="1cm" fo:margin-right="1cm" fo:text-align="start" style:justify-single-word="false" fo:text-indent="0cm" style:auto-text-indent="false"/>
      <style:text-properties style:font-name="Open Sans" fo:font-size="12pt" fo:font-weight="bold" officeooo:rsid="00081d5a" officeooo:paragraph-rsid="00081d5a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Open Sans" fo:font-size="10pt" fo:font-weight="bold" officeooo:rsid="000ca336" officeooo:paragraph-rsid="000ca336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10pt" fo:font-weight="bold" officeooo:rsid="000ca336" officeooo:paragraph-rsid="000ca336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Open Sans" fo:font-size="10pt" officeooo:rsid="0015278f" officeooo:paragraph-rsid="0015278f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Open Sans" fo:font-size="10pt" officeooo:rsid="00253011" officeooo:paragraph-rsid="0015278f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Open Sans" fo:font-size="10pt" officeooo:rsid="00253011" officeooo:paragraph-rsid="0015278f" style:font-size-asian="10pt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10pt" style:font-size-asian="10pt" style:font-size-complex="10pt"/>
    </style:style>
    <style:style style:name="P1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666666" style:font-name="Open Sans" fo:font-size="8pt" officeooo:rsid="00276181" officeooo:paragraph-rsid="00276181" style:font-size-asian="7.59999990463257pt" style:font-size-complex="8.69999980926514pt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Open Sans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Open Sans" fo:font-size="10pt" fo:font-weight="normal" officeooo:rsid="002b462a" officeooo:paragraph-rsid="002b462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Open Sans" fo:font-size="10pt" officeooo:rsid="00081d5a" officeooo:paragraph-rsid="00093490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Open Sans" fo:font-size="10pt" officeooo:rsid="002c1a80" officeooo:paragraph-rsid="002c1a80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{{ client['date'] }}</text:text-input></text:p>
      <text:p text:style-name="P1"/>
      <text:p text:style-name="P2"><text:text-input text:description="">{{ client['title'] }}</text:text-input></text:p>
      <text:p text:style-name="P3"><text:text-input text:description="">{{ client['name'] }}</text:text-input></text:p>
      <text:p text:style-name="P3"><text:text-input text:description="">{{ client['address'] }}</text:text-input></text:p>
      <text:p text:style-name="P3"><text:text-input text:description="">{{ client['city'] }}</text:text-input></text:p>
      <text:p text:style-name="P6"/>
      <text:p text:style-name="P6"/>
      <text:p text:style-name="P2"/>
      <text:p text:style-name="P2"/>
      <text:p text:style-name="P8">Angebot für Projekt „<text:text-input text:description="">{{ client['project'] }}</text:text-input>“</text:p>
      <text:p text:style-name="P2"/>
      <text:p text:style-name="P17"><text:text-input text:description="">{{ client['about'] }}</text:text-input></text:p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Aufgabe</text:p>
          </table:table-cell>
          <table:table-cell table:style-name="Tabelle1.A1" office:value-type="string">
            <text:p text:style-name="P10">Stück</text:p>
          </table:table-cell>
          <table:table-cell table:style-name="Tabelle1.C1" office:value-type="string">
            <text:p text:style-name="P10">Preis</text:p>
          </table:table-cell>
        </table:table-row>
        <table:table-row>
          <table:table-cell table:style-name="Tabelle1.A2" table:number-columns-spanned="3" office:value-type="string">
            <text:p text:style-name="P11"><text:text-input text:description="">{% for x in entries %}</text:text-input>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12"><text:text-input text:description="">{{ x[0] }}</text:text-input></text:p>
            <text:p text:style-name="P15"><text:text-input text:description="">{{ x[3] }}</text:text-input></text:p>
          </table:table-cell>
          <table:table-cell table:style-name="Tabelle1.B3" office:value-type="string">
            <text:p text:style-name="P13"><text:text-input text:description="">{{ x[1] }}</text:text-input></text:p>
          </table:table-cell>
          <table:table-cell table:style-name="Tabelle1.C3" office:value-type="string">
            <text:p text:style-name="P13"><text:text-input text:description="">{{ x[2] }}</text:text-input></text:p>
          </table:table-cell>
        </table:table-row>
        <table:table-row>
          <table:table-cell table:style-name="Tabelle1.A4" table:number-columns-spanned="3" office:value-type="string">
            <text:p text:style-name="P11"><text:text-input text:description="">{% endfor %}</text:text-input></text:p>
          </table:table-cell>
          <table:covered-table-cell/>
          <table:covered-table-cell/>
        </table:table-row>
        <table:table-row table:style-name="Tabelle1.5">
          <table:table-cell table:style-name="Tabelle1.A5" office:value-type="string">
            <text:p text:style-name="P16"/>
          </table:table-cell>
          <table:table-cell table:style-name="Tabelle1.B5" office:value-type="string">
            <text:p text:style-name="P14"/>
          </table:table-cell>
          <table:table-cell table:style-name="Tabelle1.C5" office:value-type="string">
            <text:p text:style-name="P10"><text:text-input text:description="">{{ client['sum'] }}</text:text-input></text:p>
          </table:table-cell>
        </table:table-row>
      </table:table>
      <text:p text:style-name="P4"/>
      <text:p text:style-name="P5"/>
      <text:p text:style-name="P5"/>
      <text:p text:style-name="P19">Frühest möglicher Liefertermin ist der <text:span text:style-name="T1"><text:text-input text:description="">{{ client['deliver_date'] }}</text:text-input></text:span>.</text:p>
      <text:p text:style-name="P5"/>
      <text:p text:style-name="P5"/>
      <text:p text:style-name="P7">Vielen Dank für Ihr Interess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 style:font-family-generic="swiss"/>
    <style:font-face style:name="Open Sans" svg:font-family="'Ope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1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3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Verdana" fo:font-family="Verdana" style:font-family-generic="swiss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1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09:00:08.431038083</meta:creation-date>
    <dc:title>Standard-Text</dc:title>
    <meta:editing-duration>PT1H25M26S</meta:editing-duration>
    <meta:editing-cycles>41</meta:editing-cycles>
    <meta:generator>LibreOffice/5.1.1.2$Linux_X86_64 LibreOffice_project/10m0$Build-2</meta:generator>
    <meta:initial-creator>Manuel Senfft</meta:initial-creator>
    <dc:date>2016-03-12T13:04:50.464797490</dc:date>
    <dc:creator>Manuel Senfft</dc:creator>
    <meta:document-statistic meta:table-count="1" meta:image-count="0" meta:object-count="0" meta:page-count="1" meta:paragraph-count="19" meta:word-count="97" meta:character-count="408" meta:non-whitespace-character-count="363"/>
    <meta:template xlink:type="simple" xlink:actuate="onRequest" xlink:title="Standard-Text" xlink:href="file:///home/manu/.config/libreoffice/4/user/template/Standard-Text.ott" meta:date="2015-11-26T09:00:08.050533331"/>
  </office:meta>
</office:document-meta>
</file>